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list text:style-name="L1">
        <text:list-item>
          <text:p text:style-name="P1">Fix link to video “How to Hack a Turned-Off Computer, [..]”</text:p>
        </text:list-item>
      </text:list>
      <text:p text:style-name="First_20_paragraph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0:35:36Z</meta:creation-date>
    <dc:date>2022-03-12T20:35:36Z</dc:date>
  </office:meta>
</office:document-meta>
</file>